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master-page-name="">
      <style:paragraph-properties fo:margin-left="3.701cm" fo:margin-right="0cm" fo:text-indent="0cm" style:auto-text-indent="false" style:page-number="auto" fo:background-color="transparent">
        <style:background-image/>
      </style:paragraph-properties>
    </style:style>
    <style:style style:name="P3" style:family="paragraph" style:parent-style-name="Standard">
      <style:paragraph-properties fo:margin-left="3.701cm" fo:margin-right="0cm" fo:text-indent="0cm" style:auto-text-indent="false"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ccelStepper</text:p>
      <text:p text:style-name="P1"/>
      <text:p text:style-name="Standard">This module manages most of stepper types, you can mix them on the same board but be careful or you will be run out of memory.</text:p>
      <text:p text:style-name="Standard"/>
      <text:p text:style-name="Standard">The main properties are: </text:p>
      <text:p text:style-name="Standard"><text:span text:style-name="T1">Board</text:span>: Instance of the plate to which it belongs.</text:p>
      <text:p text:style-name="Standard"><text:span text:style-name="T1">Device</text:span>: device number, from 0 to 9.</text:p>
      <text:p text:style-name="Standard"><text:span text:style-name="T1">MotorPin1_or_DriverStep</text:span>: Pin for motor 1 or direct driver pin.</text:p>
      <text:p text:style-name="Standard"><text:span text:style-name="T1">MotorPin2_or_DriverDirection</text:span>: Pin for motor 2 or pin address.</text:p>
      <text:p text:style-name="Standard"><text:span text:style-name="T1">Motor Pin3</text:span>: Pin for motor 3.</text:p>
      <text:p text:style-name="Standard"><text:span text:style-name="T1">Motor Pin4</text:span>: Pin for motor 4.</text:p>
      <text:p text:style-name="Standard"><text:span text:style-name="T1">MotorEnablePin</text:span>: Pin to enable or disable the stepper.</text:p>
      <text:p text:style-name="Standard"><text:span text:style-name="T1">InvertMotorPin1, InvertMotorPin, </text:span><text:span text:style-name="T1">etc.</text:span>: if a motor pin works in inverted mode.</text:p>
      <text:p text:style-name="Standard"><text:span text:style-name="T1">InterfaceType</text:span>: one of (ACCEL_INTERFACE_DRIVER, ACCEL_INTERFACE_2_WIRE, ACCEL_INTERFACE_3_WIRE, ACCEL_INTERFACE_4_WIRE).</text:p>
      <text:p text:style-name="Standard"><text:span text:style-name="T1">StepSize</text:span>: one of (WHOLE_STEP, HALF_STEP).</text:p>
      <text:p text:style-name="Standard"><text:span text:style-name="T1">Speed</text:span>: floating point value, steps per second.</text:p>
      <text:p text:style-name="Standard"><text:span text:style-name="T1">Acceleration</text:span>: floating point value max is 1000000.</text:p>
      <text:p text:style-name="Standard"><text:span text:style-name="T1">Steps</text:span>: motor steps to be performed.</text:p>
      <text:p text:style-name="Standard"/>
      <text:p text:style-name="Standard"><text:span text:style-name="T2">MotorPins</text:span> are checked only when setting <text:span text:style-name="T1">Enabled</text:span> to true activating the instance, showing an error if it is the case, it is also checked if the pin is assigned to another TPin instance or belongs to an active module. The instance is activated with the <text:span text:style-name="T2">speed</text:span> and <text:span text:style-name="T2">acceleration</text:span> properties.</text:p>
      <text:p text:style-name="Standard"/>
      <text:p text:style-name="Standard">You can test if the motor is running with the read only property <text:span text:style-name="T1">Running</text:span>. When <text:span text:style-name="T2">Enabled</text:span> is set to false and the motor is running, the <text:span text:style-name="T2">Stop</text:span> function stops the motor.</text:p>
      <text:p text:style-name="Standard"/>
      <text:p text:style-name="Standard">The <text:span text:style-name="T1">OnStepperPosition</text:span> event is triggered by the <text:span text:style-name="T1">ReportPosition</text:span> request and the <text:span text:style-name="T1">OnStepperMoveCompleted</text:span> event each time a movement ends.</text:p>
      <text:p text:style-name="Standard"/>
      <text:p text:style-name="Standard">When the <text:span text:style-name="T1">Acceleration</text:span> and <text:span text:style-name="T1">Speed</text:span> ​​properties are modified in an activated instance (Enabled = true), these changes are sent to the stepper (there is no need to call the <text:span text:style-name="T2">setAcceleration</text:span> or <text:span text:style-name="T2">setSpeed</text:span> ​​functions).</text:p>
      <text:p text:style-name="Standard"><text:span text:style-name="T1">Move</text:span> and <text:span text:style-name="T1">MoveTo</text:span>, enable and disable MotorEnablePin if defined.</text:p>
      <text:p text:style-name="Standard"/>
      <text:p text:style-name="Standard"><text:span text:style-name="T1">Stop</text:span>: this function stops the stepper with the programmed acceleration (see problems with this function in ConfigurableFirmata below).</text:p>
      <text:p text:style-name="Standard"><text:span text:style-name="T1">FastStop</text:span>: this function has been implemented to achieve a fast stepper stop speed, is implemented by changing the acceleration to maximum, then calls the <text:span text:style-name="T2">Stop</text:span> function and finally selects the normal acceleration again.</text:p>
      <text:p text:style-name="Standard"/>
      <text:p text:style-name="Standard">In AccelStepper of ConfigurableFirmata the Stop function is programmed in the file AccelStepperFirmata.ccp in the following way: </text:p>
      <text:p text:style-name="Standard"/>
      <text:p text:style-name="P2">else if (stepCommand == ACCELSTEPPER_STOP)</text:p>
      <text:p text:style-name="P3">{</text:p>
      <text:p text:style-name="P3"><text:s text:c="3"/>if (stepper [deviceNum])</text:p>
      <text:p text:style-name="P3"><text:s text:c="2"/>{</text:p>
      <text:p text:style-name="P3"><text:s text:c="3"/>stepper [deviceNum] -&gt; stop ();</text:p>
      <text:p text:style-name="P3"><text:s text:c="3"/>isRunning [deviceNum] = false; </text:p>
      <text:p text:style-name="P3"><text:s text:c="3"/>reportPosition (deviceNum, true);</text:p>
      <text:p text:style-name="P3"><text:soft-page-break/><text:s text:c="2"/>}</text:p>
      <text:p text:style-name="P3">}</text:p>
      <text:p text:style-name="Standard"/>
      <text:p text:style-name="Standard">The function performs an instant stop but when the engine is started again it starts with the last speed and maximum acceleration, it does not start in accelerated mode.</text:p>
      <text:p text:style-name="Standard"/>
      <text:p text:style-name="Standard">Changing the source code in the way below, stepper stops in a decelerated mode and the next start uses the programmed acceleration.</text:p>
      <text:p text:style-name="Standard"/>
      <text:p text:style-name="Standard">Source code changes, in the file AccelStepperFirmata.ccp comment the last two lines of the block:</text:p>
      <text:p text:style-name="Standard"/>
      <text:p text:style-name="P2">else if (stepCommand == ACCELSTEPPER_STOP)</text:p>
      <text:p text:style-name="P3">{</text:p>
      <text:p text:style-name="P3"><text:s text:c="3"/>if (stepper [deviceNum])</text:p>
      <text:p text:style-name="P3"><text:s text:c="2"/>{</text:p>
      <text:p text:style-name="P3"><text:s text:c="3"/>stepper [deviceNum] -&gt; stop ();</text:p>
      <text:p text:style-name="P3"><text:s text:c="3"/>// isRunning [deviceNum] = false; <text:s text:c="2"/>// line to comment</text:p>
      <text:p text:style-name="P3"><text:s text:c="3"/>// reportPosition (deviceNum, true); // line to comment</text:p>
      <text:p text:style-name="P3"><text:s text:c="2"/>}</text:p>
      <text:p text:style-name="P3">}</text:p>
      <text:p text:style-name="P3"/>
      <text:p text:style-name="Standard">Until this problem is solved and it is decided how to implement the STOP function, the component TAccelStepper supposed you have compiled AccelStepperFirmata with those lines commented doing a decelerated stop. </text:p>
      <text:p text:style-name="Standard">But if you want an <text:span text:style-name="T1">instant stop</text:span>, the TAccelStepper has implemented a <text:span text:style-name="T1">FastStop</text:span> function, it works in this way, setting a very large acceleration (actually the maximum allowed) then send the STOP command (with this maximum deceleration) and then reconfigure the preprogrammed accel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12T18:39:28.369100067</meta:creation-date>
    <dc:date>2019-03-14T14:03:04.61</dc:date>
    <meta:editing-duration>PT7M54S</meta:editing-duration>
    <meta:editing-cycles>3</meta:editing-cycles>
    <meta:generator>OpenOffice/4.1.2$Win32 OpenOffice.org_project/412m3$Build-9782</meta:generator>
    <meta:document-statistic meta:table-count="0" meta:image-count="0" meta:object-count="0" meta:page-count="2" meta:paragraph-count="47" meta:word-count="533" meta:character-count="3485"/>
  </office:meta>
</office:document-meta>
</file>